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a16c4" officeooo:paragraph-rsid="000a1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cm for windows</text:p>
      <text:p text:style-name="P1"/>
      <text:p text:style-name="P1">git hub/ bitbucket/ gitLab/ sourceForge : hébergeurs git</text:p>
      <text:p text:style-name="P1"/>
      <text:p text:style-name="P1">1) se positionner dans le dossier du projet</text:p>
      <text:p text:style-name="P1">2) git dash here (via clic droit)</text:p>
      <text:p text:style-name="P1">3) git init //initialise le répertoire local</text:p>
      <text:p text:style-name="P1">4) git add . //ajoute contenu dossier courant</text:p>
      <text:p text:style-name="P1">5) git commit -m « nom du commit »</text:p>
      <text:p text:style-name="P1">6) git remote add origin « lien https » //indique</text:p>
      <text:p text:style-name="P1">7) git push origin master //met en ligne le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46:47.339000000</meta:creation-date>
    <dc:date>2018-11-06T12:57:38.970000000</dc:date>
    <meta:editing-duration>PT31S</meta:editing-duration>
    <meta:editing-cycles>1</meta:editing-cycles>
    <meta:document-statistic meta:table-count="0" meta:image-count="0" meta:object-count="0" meta:page-count="1" meta:paragraph-count="9" meta:word-count="71" meta:character-count="373" meta:non-whitespace-character-count="311"/>
    <meta:generator>LibreOffice/6.0.5.2$Windows_x86 LibreOffice_project/54c8cbb85f300ac59db32fe8a675ff7683cd5a16</meta:generator>
  </office:meta>
</office:document-meta>
</file>